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Features.setRenderInfo( PortalService service , Layout layout , Render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Features.traverseLayout( PortalService service , Layout rootLayout , LayoutTraverser trave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Features.getLayoutInstance( PortalService service , Layout layout , boolean cre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Features.checkLayoutClass( Layout layout , Class layoutClass , boolean throw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Features.searchLayout( final PortalService service , final String copletId , final Layout rootLay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youtFeatures.searchItemForMaximizedCoplet( CopletLayout lay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youtFeatures.getFullScreenInfo( PortalService servi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youtFeatures.setFullScreenInfo( PortalService service , Layout fullScreenLay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Features.processLayout( Layout lay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Features.traverseLayout( PortalService service , Layout rootLayout , LayoutTraverser traverser , boolean followLink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ayoutFeatures.getRenderInfo( PortalService service , Layout lay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Info.RenderInfo( Layout l , Item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Features.getSelectedTab( PortalService service , Layout tabLay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